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top="0cm" fo:margin-bottom="0.388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eff0f1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0959b1"/>
    </style:style>
    <style:style style:name="T3" style:family="text">
      <style:text-properties style:font-name="Arial" fo:font-size="11pt" fo:font-style="normal" fo:font-weight="normal" officeooo:rsid="000a80e7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#eff0f1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00a80e7" style:text-blinking="false" fo:background-color="#eff0f1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eff0f1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eff0f1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ef6ea287-693b-237c-f3ea-ea0c5de21358"/>LAMP Installation</text:p>
      <text:p text:style-name="Text_20_body"/>
      <text:list xml:id="list1166478999296781131" text:style-name="L1">
        <text:list-item>
          <text:p text:style-name="P8">sudo apt-get install apache2</text:p>
        </text:list-item>
      </text:list>
      <text:p text:style-name="Text_20_body"/>
      <text:p text:style-name="P3">     <text:span text:style-name="T1">2. sudo apt-get install mysql-server</text:span></text:p>
      <text:p text:style-name="P3">     <text:span text:style-name="T1">3. </text:span><text:span text:style-name="T2">s</text:span><text:span text:style-name="T1">udo apt-get install phpmyadmin</text:span></text:p>
      <text:p text:style-name="Text_20_body"/>
      <text:p text:style-name="P3">    <text:span text:style-name="T1">4. </text:span><text:span text:style-name="T3">s</text:span><text:span text:style-name="T1">ervice apache2 restart</text:span></text:p>
      <text:p text:style-name="Text_20_body"/>
      <text:p text:style-name="P6">   <text:span text:style-name="T1">5. gedit /etc/apache2/apache2.conf</text:span></text:p>
      <text:p text:style-name="P6">  <text:span text:style-name="T1">Add this line to last</text:span></text:p>
      <text:p text:style-name="P6">       <text:span text:style-name="T1">Include /etc/phpmyadmin/apache.conf</text:span></text:p>
      <text:p text:style-name="P5"><text:span text:style-name="T4">       </text:span><text:span text:style-name="T5">s</text:span><text:span text:style-name="T8">ervice apache2 restart</text:span></text:p>
      <text:p text:style-name="Text_20_body"/>
      <text:p text:style-name="P5"><text:span text:style-name="T6">    </text:span><text:span text:style-name="T8">6.  </text:span><text:span text:style-name="T7">  </text:span><text:span text:style-name="T9">gedit /etc/apache2/apache2.conf</text:span></text:p>
      <text:p text:style-name="Text_20_body"/>
      <text:p text:style-name="P3">         <text:span text:style-name="T1">Change the permission of www  “None”  to  “ All”</text:span></text:p>
      <text:p text:style-name="Text_20_body"/>
      <text:p text:style-name="P5"><text:span text:style-name="T6">   </text:span><text:span text:style-name="T8">7. </text:span><text:span text:style-name="T7"> </text:span><text:span text:style-name="T8">Service apache2 restart</text:span></text:p>
      <text:p text:style-name="Text_20_body"/>
      <text:p text:style-name="P3">   <text:span text:style-name="T1">8.  sudo apt-get install php7.0 php7.0-fpm php7.0-mysql -y</text:span></text:p>
      <text:p text:style-name="Text_20_body"/>
      <text:p text:style-name="P3">   <text:span text:style-name="T1">9. Service apache2 restart (for apache service restart)</text:span></text:p>
      <text:p text:style-name="P1"><text:line-break/><text:line-break/></text:p>
      <text:p text:style-name="P4">10. Sudo chmod -R 777 /var/www/html/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09:19:10.275948355</meta:creation-date>
    <dc:date>2018-07-06T13:16:00.075119838</dc:date>
    <meta:editing-duration>PT4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72" meta:character-count="575" meta:non-whitespace-character-count="453"/>
  </office:meta>
</office:document-meta>
</file>